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7516d" officeooo:paragraph-rsid="000751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n OpenDocument Text docume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B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B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eter Lenaerts</meta:initial-creator>
    <meta:creation-date>2025-01-13T08:28:48.583789462</meta:creation-date>
    <dc:date>2025-01-13T08:29:44.893312696</dc:date>
    <dc:creator>Pieter Lenaerts</dc:creator>
    <meta:editing-duration>PT57S</meta:editing-duration>
    <meta:editing-cycles>1</meta:editing-cycles>
    <meta:document-statistic meta:table-count="0" meta:image-count="0" meta:object-count="0" meta:page-count="1" meta:paragraph-count="1" meta:word-count="6" meta:character-count="38" meta:non-whitespace-character-count="33"/>
    <meta:generator>LibreOffice/7.4.7.2$Linux_X86_64 LibreOffice_project/40$Build-2</meta:generator>
  </office:meta>
</office:document-meta>
</file>